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3.53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9211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-color="#ffffff" draw:textarea-horizontal-align="justify" draw:textarea-vertical-align="top" draw:auto-grow-height="false" fo:min-height="83.56mm" fo:min-width="179.01mm"/>
    </style:style>
    <style:style style:name="P1" style:family="paragraph">
      <loext:graphic-properties draw:fill-color="#ffffff"/>
      <style:paragraph-properties fo:text-align="start" style:writing-mode="lr-tb"/>
      <style:text-properties fo:font-family="Arial" style:font-family-generic="swiss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custom-shape draw:z-index="0" draw:style-name="gr1" draw:text-style-name="P1" svg:width="179.01mm" svg:height="83.56mm" svg:x="0mm" svg:y="92.85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9"/>
        <table:table-column table:style-name="co2" table:number-columns-repeated="4" table:default-cell-style-name="ce19"/>
        <table:table-column table:style-name="co3" table:default-cell-style-name="ce19"/>
        <table:table-column table:style-name="co2" table:number-columns-repeated="2" table:default-cell-style-name="ce19"/>
        <table:table-row table:style-name="ro1">
          <table:table-cell table:style-name="ce2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Pertinence des questions – X/5 (minimum 4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Qualité et choix des graphiques – X/15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Pertinence des graphiques choisis (1 question = au moins 1 graphique)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 table:number-columns-spanned="6" table:number-rows-spanned="1">
            <text:p>Pertinence des déductions des graphiques </text:p>
            <text:p>(Ne pas juste écrire "ça monte et ça descend", essayez d'en déduire quelque chose, théorisez les raisons du graphique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6" table:number-rows-spanned="1">
            <text:p>Présence des légendes et autres anno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0" office:value-type="string" calcext:value-type="string">
            <text:p>Qualité du code – X/5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 table:number-columns-spanned="6" table:number-rows-spanned="1">
            <text:p>Pas de variables au nom cryptique. </text:p>
            <text:p>Par exemple pas de variables nommées : "a, ff, lol…"</text:p>
          </table:table-cell>
          <table:covered-table-cell table:number-columns-repeated="5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6" table:number-rows-spanned="1">
            <text:p>Organisation correcte du notebook. Par exemple pas de bugs utilisation des bons types de cellule. Markdown pour les déductions</text:p>
          </table:table-cell>
          <table:covered-table-cell table:number-columns-repeated="5"/>
          <table:table-cell table:number-columns-repeated="2"/>
        </table:table-row>
        <table:table-row table:style-name="ro5">
          <table:table-cell table:style-name="ce15" office:value-type="string" calcext:value-type="string">
            <text:p>Malus</text:p>
          </table:table-cell>
          <table:table-cell table:number-columns-repeated="7"/>
        </table:table-row>
        <table:table-row table:style-name="ro5">
          <table:table-cell table:style-name="ce7" office:value-type="string" calcext:value-type="string">
            <text:p>Pénalité par jour de retard</text:p>
          </table:table-cell>
          <table:table-cell table:number-columns-repeated="7"/>
        </table:table-row>
        <table:table-row table:style-name="ro5">
          <table:table-cell table:style-name="ce7" office:value-type="string" calcext:value-type="string">
            <text:p>Pas de bugs de fonctionnement lors de la commande Cell &gt; "Run All" (-2 pt) 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14" office:value-type="string" calcext:value-type="string">
            <text:p>/20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9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1:03:57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2-01-18T21:26:34.869000000</dc:date>
    <meta:editing-duration>PT2H11M21S</meta:editing-duration>
    <meta:editing-cycles>25</meta:editing-cycles>
    <meta:generator>LibreOffice/6.2.5.2$Windows_X86_64 LibreOffice_project/1ec314fa52f458adc18c4f025c545a4e8b22c159</meta:generator>
    <meta:document-statistic meta:table-count="1" meta:cell-count="15" meta:object-count="1"/>
  </office:meta>
</office:document-meta>
</file>